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5000003A9404BD23CCBF1BF1E.png" manifest:media-type="image/png"/>
  <manifest:file-entry manifest:full-path="Pictures/100000010000021C000004B0077F4419B3753EAA.png" manifest:media-type="image/png"/>
  <manifest:file-entry manifest:full-path="Pictures/10000001000003B0000004EB8EDFFAE803625E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fill-color="#729fcf" draw:opacity="50%" draw:textarea-horizontal-align="justify" draw:textarea-vertical-align="middle" draw:auto-grow-height="false" fo:min-height="4.95cm" fo:min-width="4.7cm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1cm" fo:min-width="0cm"/>
      <style:paragraph-properties style:writing-mode="lr-tb"/>
    </style:style>
    <style:style style:name="gr5" style:family="graphic" style:parent-style-name="standard">
      <style:graphic-properties svg:stroke-color="#81d41a" draw:fill="solid" draw:fill-color="#729fcf" draw:opacity="25%" draw:textarea-horizontal-align="justify" draw:textarea-vertical-align="top" draw:auto-grow-height="false" fo:min-height="19.75cm" fo:min-width="28.5cm" draw:shadow-opacity="25%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8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4cm" svg:stroke-color="#ffffff" draw:marker-start-width="5cm" draw:marker-end-width="5cm" draw:fill="none" draw:textarea-horizontal-align="justify" draw:textarea-vertical-align="middle" draw:auto-grow-height="false" fo:min-height="45.75cm" fo:min-width="45.5cm" fo:padding-top="2.125cm" fo:padding-bottom="2.125cm" fo:padding-left="2.25cm" fo:padding-right="2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0000" loext:opacity="100%" fo:font-size="36pt"/>
    </style:style>
    <style:style style:name="P5" style:family="paragraph">
      <style:paragraph-properties fo:text-align="start"/>
      <style:text-properties fo:color="#81d41a" loext:opacity="100%" fo:font-size="36pt"/>
    </style:style>
    <style:style style:name="P6" style:family="paragraph">
      <loext:graphic-properties draw:fill="solid" draw:fill-color="#729fcf" draw:opacity="25%"/>
      <style:paragraph-properties fo:text-align="start"/>
      <style:text-properties fo:color="#81d41a" loext:opacity="100%" fo:font-size="36pt"/>
    </style:style>
    <style:style style:name="T1" style:family="text">
      <style:text-properties fo:color="#ff0000" loext:opacity="100%" fo:font-size="36pt"/>
    </style:style>
    <style:style style:name="T2" style:family="text">
      <style:text-properties fo:color="#81d41a" loext:opacity="100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5.339cm" svg:x="1.072cm" svg:y="8.098cm">
          <draw:image xlink:href="Pictures/10000001000003B0000004EB8EDFFAE803625EBD.png" xlink:type="simple" xlink:show="embed" xlink:actuate="onLoad" draw:mime-type="image/png">
            <text:p/>
          </draw:image>
        </draw:frame>
        <draw:frame draw:style-name="gr1" draw:text-style-name="P1" draw:layer="layout" svg:width="7.639cm" svg:height="19.064cm" svg:x="6.499cm" svg:y="10.997cm">
          <draw:image xlink:href="Pictures/100000010000021C000004B0077F4419B3753EAA.png" xlink:type="simple" xlink:show="embed" xlink:actuate="onLoad" draw:mime-type="image/png">
            <text:p/>
          </draw:image>
        </draw:frame>
        <draw:custom-shape draw:style-name="gr2" draw:text-style-name="P2" draw:layer="layout" svg:width="5.2cm" svg:height="5.2cm" svg:x="7.865cm" svg:y="14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3.45cm" svg:height="0.962cm" svg:x="3.952cm" svg:y="3.153cm">
          <draw:text-box>
            <text:p>https://static.wikia.nocookie.net/starwars/images/8/8b/DinDjarinArmorS2-AG.png/revision/latest?cb=20201205192046</text:p>
          </draw:text-box>
        </draw:frame>
        <draw:frame draw:style-name="gr1" draw:text-style-name="P1" draw:layer="layout" svg:width="7.639cm" svg:height="19.064cm" svg:x="37.851cm" svg:y="2.888cm">
          <draw:image xlink:href="Pictures/100000010000021C000004B0077F4419B3753EAA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25.339cm" svg:x="27.937cm" svg:y="23.661cm">
          <draw:image xlink:href="Pictures/10000001000003B0000004EB8EDFFAE803625EBD.png" xlink:type="simple" xlink:show="embed" xlink:actuate="onLoad" draw:mime-type="image/png">
            <text:p/>
          </draw:image>
        </draw:frame>
        <draw:frame draw:style-name="gr4" draw:text-style-name="P4" draw:layer="layout" svg:width="3.609cm" svg:height="1.791cm" svg:x="13.321cm" svg:y="14.374cm">
          <draw:text-box>
            <text:p><text:span text:style-name="T1">50cm</text:span></text:p>
          </draw:text-box>
        </draw:frame>
      </draw:page>
      <draw:page draw:name="page2" draw:style-name="dp1" draw:master-page-name="Default">
        <draw:frame draw:style-name="gr1" draw:text-style-name="P1" draw:layer="layout" svg:width="49.788cm" svg:height="50cm" draw:transform="skewX (1.19712090434306E-017) rotate (-0.0738274273593602) translate (1.913cm -1.768cm)">
          <draw:image xlink:href="Pictures/10000000000003A5000003A9404BD23CCBF1BF1E.png" xlink:type="simple" xlink:show="embed" xlink:actuate="onLoad" draw:mime-type="image/png">
            <text:p/>
          </draw:image>
        </draw:frame>
        <draw:custom-shape draw:style-name="gr5" draw:text-style-name="P6" draw:layer="layout" svg:width="29cm" svg:height="20cm" draw:transform="rotate (1.5695745963185) translate (7.906cm 31.155cm)">
          <text:p text:style-name="P5"><text:span text:style-name="T2">A</text:span><text:span text:style-name="T2">4</text:span></text:p>
          <draw:enhanced-geometry svg:viewBox="0 0 21600 21600" draw:type="rectangle" draw:enhanced-path="M 0 0 L 21600 0 21600 21600 0 21600 0 0 Z N"/>
        </draw:custom-shape>
        <draw:polyline draw:style-name="gr6" draw:text-style-name="P1" draw:layer="layout" svg:width="16.111cm" svg:height="24.935cm" draw:transform="rotate (3.01121655846582) translate (24.01506476449cm 29.7840000077595cm)" svg:viewBox="0 0 16112 24936" draw:points="1799,23450 3767,24618 15520,24936 16112,17253 13471,745 9269,0 7189,6884 0,10722 1677,23510">
          <text:p/>
        </draw:polyline>
        <draw:polyline draw:style-name="gr6" draw:text-style-name="P1" draw:layer="layout" svg:width="16.111cm" svg:height="18.051cm" draw:transform="skewX (-2.56162373747021E-017) rotate (3.01121655846582) translate (24.9110072035615cm 22.9596233085092cm)" svg:viewBox="0 0 16112 18052" draw:points="1799,16566 3767,17734 15520,18052 16112,10369 13538,2928 7189,0 0,3838 1677,16626">
          <text:p/>
        </draw:polyline>
        <draw:polyline draw:style-name="gr7" draw:text-style-name="P1" draw:layer="layout" svg:width="11.647cm" svg:height="17.923cm" draw:transform="rotate (3.01121655846582) translate (25.4384539303678cm 37.234692582787cm)" svg:viewBox="0 0 11648 17924" draw:points="0,735 5605,0 11648,7202 9568,14085 2379,17924">
          <text:p/>
        </draw:polyline>
        <draw:custom-shape draw:style-name="gr8" draw:text-style-name="P1" draw:layer="layout" svg:width="50cm" svg:height="50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8:53:19.665322168</meta:creation-date>
    <dc:date>2023-04-28T21:42:47.348789537</dc:date>
    <meta:editing-duration>PT2H19M31S</meta:editing-duration>
    <meta:editing-cycles>6</meta:editing-cycles>
    <meta:generator>LibreOffice/7.3.7.2$Linux_X86_64 LibreOffice_project/30$Build-2</meta:generator>
    <meta:document-statistic meta:object-count="13"/>
  </office:meta>
</office:document-meta>
</file>